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magania niefunkcjonalne: </text:p>
      <text:list xml:id="list3462951240031389985" text:style-name="L2">
        <text:list-item>
          <text:p text:style-name="P2">łatwość użycia,</text:p>
        </text:list-item>
        <text:list-item>
          <text:p text:style-name="P2">niezawodnośći, </text:p>
        </text:list-item>
        <text:list-item>
          <text:p text:style-name="P2">szybkość dzałania.</text:p>
        </text:list-item>
      </text:list>
      <text:p text:style-name="Standard"/>
      <text:p text:style-name="Standard">Wymagania funkcjonalne:</text:p>
      <text:list xml:id="list2120264677265786968" text:style-name="L1">
        <text:list-item>
          <text:p text:style-name="P1">wyszukiwanie produktów,</text:p>
        </text:list-item>
        <text:list-item>
          <text:p text:style-name="P1">składanie zamówienia,</text:p>
        </text:list-item>
        <text:list-item>
          <text:p text:style-name="P1">wybranie produków do zamówienia</text:p>
        </text:list-item>
        <text:list-item>
          <text:p text:style-name="P1">wybieranie ilości produktu w zamówieniu,</text:p>
        </text:list-item>
        <text:list-item>
          <text:p text:style-name="P1">wystawienie zamówienia do realiz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19S</meta:editing-duration>
    <meta:editing-cycles>3</meta:editing-cycles>
    <meta:generator>OpenOffice/4.1.1$Win32 OpenOffice.org_project/411m6$Build-9775</meta:generator>
    <dc:date>2016-03-14T16:04:03.16</dc:date>
    <meta:document-statistic meta:table-count="0" meta:image-count="0" meta:object-count="0" meta:page-count="1" meta:paragraph-count="10" meta:word-count="34" meta:character-count="258"/>
    <dc:creator>Bartosz Niepolski</dc:creator>
    <meta:user-defined meta:name="Info 1"/>
    <meta:user-defined meta:name="Info 2"/>
    <meta:user-defined meta:name="Info 3"/>
    <meta:user-defined meta:name="Info 4"/>
  </office:meta>
</office:document-meta>
</file>